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f7" svg:font-family="ff7"/>
    <style:font-face style:name="ff8" svg:font-family="ff8"/>
    <style:font-face style:name="ff9" svg:font-family="ff9"/>
    <style:font-face style:name="ffa" svg:font-family="ff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b76ef" style:font-weight-asian="bold" style:font-weight-complex="bold" loext:padding="0cm" loext:border="none"/>
    </style:style>
    <style:style style:name="P2" style:family="paragraph" style:parent-style-name="Standard">
      <style:paragraph-properties fo:margin-left="0cm" fo:margin-right="0.132cm" fo:margin-top="0.132cm" fo:margin-bottom="0.132cm" loext:contextual-spacing="false" fo:orphans="2" fo:widows="2" fo:text-indent="0cm" style:auto-text-indent="false"/>
      <style:text-properties officeooo:paragraph-rsid="001a61a3"/>
    </style:style>
    <style:style style:name="T1"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2"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3" style:family="text">
      <style:text-properties fo:font-variant="normal" fo:text-transform="none" fo:color="#252525" style:font-name="Roboto" fo:font-size="13.5pt" fo:letter-spacing="normal" fo:font-style="normal" fo:font-weight="normal" fo:background-color="#ffff00" loext:char-shading-value="0" style:font-weight-asian="bold" style:font-weight-complex="bold" loext:padding="0cm" loext:border="none"/>
    </style:style>
    <style:style style:name="T4" style:family="text">
      <style:text-properties fo:font-variant="normal" fo:text-transform="none" fo:color="#252525" style:font-name="Roboto" fo:font-size="13.5pt" fo:letter-spacing="normal" fo:font-style="normal" fo:font-weight="normal" fo:background-color="#ffff00" loext:char-shading-value="0" style:font-weight-asian="normal" style:font-weight-complex="normal" loext:padding="0cm" loext:border="none"/>
    </style:style>
    <style:style style:name="T5"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6" style:family="text">
      <style:text-properties fo:font-variant="normal" fo:text-transform="none" fo:color="#252525" style:font-name="Roboto" fo:font-size="13pt" fo:letter-spacing="normal" fo:font-style="normal" fo:font-weight="normal" fo:background-color="#ffff00" loext:char-shading-value="0" style:font-size-asian="13pt" style:font-weight-asian="normal" style:font-size-complex="13pt" style:font-weight-complex="normal"/>
    </style:style>
    <style:style style:name="T7" style:family="text">
      <style:text-properties fo:font-variant="normal" fo:text-transform="none" style:text-position="super 58%" style:font-name="ff8" fo:font-size="13pt" fo:letter-spacing="normal" fo:font-style="normal" fo:font-weight="normal" fo:background-color="#ffff00" loext:char-shading-value="0" style:font-size-asian="13pt" style:font-weight-asian="normal" style:font-size-complex="13pt" style:font-weight-complex="normal"/>
    </style:style>
    <style:style style:name="T8" style:family="text">
      <style:text-properties fo:font-variant="normal" fo:text-transform="none" style:text-position="super 58%" style:font-name="ffa" fo:font-size="13pt" fo:letter-spacing="normal" fo:font-style="normal" fo:font-weight="normal" fo:background-color="#ffff00" loext:char-shading-value="0" style:font-size-asian="13pt" style:font-weight-asian="normal" style:font-size-complex="13pt" style:font-weight-complex="normal"/>
    </style:style>
    <style:style style:name="T9" style:family="text">
      <style:text-properties fo:font-variant="normal" fo:text-transform="none" style:font-name="ff9" fo:font-size="13pt" fo:letter-spacing="normal" fo:font-style="normal" fo:font-weight="normal" fo:background-color="#ffff00" loext:char-shading-value="0" style:font-size-asian="13pt" style:font-weight-asian="normal" style:font-size-complex="13pt" style:font-weight-complex="normal"/>
    </style:style>
    <style:style style:name="T10" style:family="text">
      <style:text-properties fo:font-variant="normal" fo:text-transform="none" style:font-name="ff7" fo:font-size="13pt" fo:letter-spacing="normal" fo:font-style="normal" fo:font-weight="normal" fo:background-color="#ffff00" loext:char-shading-value="0" style:font-size-asian="13pt" style:font-weight-asian="normal" style:font-size-complex="13pt" style:font-weight-complex="normal"/>
    </style:style>
    <style:style style:name="T11" style:family="text">
      <style:text-properties officeooo:rsid="001b76ef"/>
    </style:style>
    <style:style style:name="T12" style:family="text">
      <style:text-properties fo:font-weight="bold" officeooo:rsid="001b76ef" fo:background-color="#ffff00" loext:char-shading-value="0"/>
    </style:style>
    <style:style style:name="T13" style:family="text">
      <style:text-properties fo:font-weight="bold" officeooo:rsid="001b76e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as redes neuronales recurrentes, o RNN (Rumelhart et al., 1986a), son una familia de redes neuronales para procesar datos secuenciales. Al igual que una </text:span><text:span text:style-name="T5">red convolucional </text:span><text:span text:style-name="T1">es una red neuronal </text:span><text:span text:style-name="T5">especializada para procesar</text:span><text:span text:style-name="T1"> una cuadrícula de valores, como una </text:span><text:span text:style-name="T5">imagen</text:span><text:span text:style-name="T1">, una </text:span><text:span text:style-name="T5">red neuronal recurrente</text:span><text:span text:style-name="T1"> es una red neuronal </text:span><text:span text:style-name="T3">especializada para procesar una secuencia de valores </text:span><text:span text:style-name="T6">x</text:span><text:span text:style-name="T7">(1)</text:span><text:span text:style-name="T9">, . . . , </text:span><text:span text:style-name="T10">x</text:span><text:span text:style-name="T7">(</text:span><text:span text:style-name="T8">τ</text:span><text:span text:style-name="T7">)</text:span><text:span text:style-name="T4">.</text:span><text:span text:style-name="T2"> </text:span><text:span text:style-name="T1">Al igual que la red convolucional puede escalar fácilmente a Imágenes con gran anchura y altura, y algunas redes convolucionales pueden procesar imágenes de tamaño variable, las redes recurrentes pueden escalar a secuencias mucho más largas de lo que sería práctico para redes sin especialización basada en secuencias. La mayoría de las redes recurrentes también pueden procesar secuencias de longitud variable</text:span></text:p>
      <text:p text:style-name="P1"><text:span text:style-name="T13">Para pasar de las redes de múltiples capas a las redes recurrentes</text:span><text:span text:style-name="T11">, debemos aprovechar una de las ideas iniciales que se encuentran en el aprendizaje automático y los modelos estadísticos de los años 80: </text:span><text:span text:style-name="T12">compartir parámetros en diferentes partes de un modelo</text:span><text:span text:style-name="T11">. La compartición de parámetros hace posible extender y aplicar el modelo a ejemplos de diferentes formas (diferentes longitudes, aquí) y generalizarlos. Si tuviéramos parámetros separados para cada valor del índice de tiempo, no podríamos generalizar las longitudes de secuencia observadas durante el entrenamiento, ni compartir la fuerza estadística entre diferentes longitudes de secuencia y entre diferentes posiciones en el tiempo. Este intercambio es particularmente importante cuando una información específica puede ocurrir en múltiples posiciones dentro de la secuencia. Por ejemplo, considere las dos oraciones "Fui a Nepal en 2009" y "En 2009, fui a Nepal". Aprendiendo el modelo para leer cada oración y extraer el año en que el narrador fue a Nepal, nos gustaría reconocer el año 2009 como la información relevante, ya sea que aparezca en la sexta palabra o en la segunda palabra de la oración. Supongamos que entrenamos una red de feedforward que procesa oraciones de longitud fija. Una red de alimentación directa totalmente conectada tradicional tendría parámetros separados para cada función de entrada, por lo que tendría que aprender todas las reglas del idioma por separado en cada posición en la oración. En comparación, una red neuronal recurrente comparte los mismos pesos en varios pasos de tiempo.</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f7" svg:font-family="ff7"/>
    <style:font-face style:name="ff8" svg:font-family="ff8"/>
    <style:font-face style:name="ff9" svg:font-family="ff9"/>
    <style:font-face style:name="ffa" svg:font-family="ff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30:51.330430103</meta:creation-date>
    <meta:editing-duration>PT34S</meta:editing-duration>
    <meta:editing-cycles>2</meta:editing-cycles>
    <meta:generator>LibreOffice/5.1.6.2$Linux_X86_64 LibreOffice_project/10m0$Build-2</meta:generator>
    <dc:date>2019-04-08T13:31:15.198127365</dc:date>
    <meta:document-statistic meta:table-count="0" meta:image-count="0" meta:object-count="0" meta:page-count="1" meta:paragraph-count="2" meta:word-count="366" meta:character-count="2376" meta:non-whitespace-character-count="2011"/>
  </office:meta>
</office:document-meta>
</file>